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officeooo:rsid="0025162a" officeooo:paragraph-rsid="0025162a"/>
    </style:style>
    <style:style style:name="P11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2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3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4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15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16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17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18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19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0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1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2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3" style:family="paragraph" style:parent-style-name="Standard">
      <style:text-properties fo:color="#000000" fo:font-size="12pt" officeooo:rsid="00541a68" officeooo:paragraph-rsid="00541a68" style:font-size-asian="12pt" style:font-size-complex="12pt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ccbe00" officeooo:rsid="003a2a43"/>
    </style:style>
    <style:style style:name="T19" style:family="text">
      <style:text-properties fo:color="#ccbe00" officeooo:rsid="003e9cba"/>
    </style:style>
    <style:style style:name="T20" style:family="text">
      <style:text-properties fo:color="#ccbe00" officeooo:rsid="003eaaef"/>
    </style:style>
    <style:style style:name="T21" style:family="text">
      <style:text-properties officeooo:rsid="00408e0a"/>
    </style:style>
    <style:style style:name="T22" style:family="text">
      <style:text-properties officeooo:rsid="0042d60c"/>
    </style:style>
    <style:style style:name="T23" style:family="text">
      <style:text-properties officeooo:rsid="004688a8"/>
    </style:style>
    <style:style style:name="T24" style:family="text">
      <style:text-properties officeooo:rsid="00486b88"/>
    </style:style>
    <style:style style:name="T25" style:family="text">
      <style:text-properties officeooo:rsid="0049e6d7"/>
    </style:style>
    <style:style style:name="T26" style:family="text">
      <style:text-properties officeooo:rsid="004af18e"/>
    </style:style>
    <style:style style:name="T27" style:family="text">
      <style:text-properties officeooo:rsid="004e19f5"/>
    </style:style>
    <style:style style:name="T28" style:family="text">
      <style:text-properties officeooo:rsid="004fa757"/>
    </style:style>
    <style:style style:name="T29" style:family="text">
      <style:text-properties officeooo:rsid="005050b1"/>
    </style:style>
    <style:style style:name="T30" style:family="text">
      <style:text-properties officeooo:rsid="0050ed3f"/>
    </style:style>
    <style:style style:name="T31" style:family="text">
      <style:text-properties officeooo:rsid="0051b899"/>
    </style:style>
    <style:style style:name="T32" style:family="text">
      <style:text-properties officeooo:rsid="005b0f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0">001255, <text:span text:style-name="T5">LAWSON, Afi, F, 10/10/2001</text:span> constituent les données permettant de caractériser mademoiselle LAWSON.</text:p>
      <text:p text:style-name="P10">Pour des traitements informatiques concernant plusieurs personnes il faudra le choix d’une structure pour stocker toutes les informations de ces personnes </text:p>
      <text:p text:style-name="P10"/>
      <text:p text:style-name="P5">2)Structures</text:p>
      <text:p text:style-name="P5"/>
      <text:p text:style-name="P11">Une structure de données est une manière d’organiser et de stocker les informations pour en faciliter <text:s/>l’accès ou dans d’autres buts.</text:p>
      <text:p text:style-name="P12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2"/>
      <text:p text:style-name="P6"><text:span text:style-name="T9">3</text:span>)Structures <text:span text:style-name="T8">de données en informatique</text:span></text:p>
      <text:p text:style-name="P6"/>
      <text:p text:style-name="P13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3"/>
      <text:p text:style-name="P7"><text:span text:style-name="T9">4</text:span>)<text:span text:style-name="T10">Objectif de l’organisation des données</text:span></text:p>
      <text:p text:style-name="P7"/>
      <text:p text:style-name="P14">Pour prendre un exemple de la vie quotidienne, <text:span text:style-name="T11">on peut présenter des numéros de téléphone par région, par ville, par nom et par profession comme dans les annuaires téléphonique.</text:span></text:p>
      <text:p text:style-name="P15">À chaque usage correspondra une structure d’annuaire appropriée.</text:p>
      <text:p text:style-name="P15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15"><text:tab/>*<text:span text:style-name="T13">Exemple de structure de données :</text:span></text:p>
      <text:p text:style-name="P16"><text:span text:style-name="T14">Différentes structures de données existent pour des données différentes ou répondant à des contraintes algorithmiques différentes : </text:span></text:p>
      <text:p text:style-name="P17"><text:tab/>--<text:span text:style-name="T18">Structures finies </text:span><text:span text:style-name="T15">:</text:span></text:p>
      <text:p text:style-name="P17"><text:tab/><text:tab/><text:span text:style-name="T30">+Constante</text:span></text:p>
      <text:p text:style-name="P17"><text:tab/><text:tab/><text:span text:style-name="T30">+Variables</text:span></text:p>
      <text:p text:style-name="P17"><text:tab/><text:tab/><text:span text:style-name="T30">+Enregistrement</text:span></text:p>
      <text:p text:style-name="P17"><text:tab/>--<text:span text:style-name="T19">Structures indexées</text:span><text:span text:style-name="T16"> :</text:span></text:p>
      <text:p text:style-name="P17"><text:tab/><text:tab/><text:span text:style-name="T31">+Tableau sur [1….n]</text:span></text:p>
      <text:p text:style-name="P17"><text:soft-page-break/><text:tab/><text:tab/><text:span text:style-name="T31">+Tableau sur [1….n][1….m]</text:span></text:p>
      <text:p text:style-name="P17"><text:tab/>--<text:span text:style-name="T20">Structures récursives</text:span><text:span text:style-name="T17"> :</text:span></text:p>
      <text:p text:style-name="P17"><text:tab/><text:tab/><text:span text:style-name="T31">+Listes</text:span></text:p>
      <text:p text:style-name="P17"><text:tab/><text:tab/><text:span text:style-name="T31">+Arbres</text:span></text:p>
      <text:p text:style-name="P17"><text:tab/><text:tab/><text:span text:style-name="T31">+Graphes</text:span></text:p>
      <text:p text:style-name="P17"/>
      <text:p text:style-name="P8"><text:span text:style-name="T27">5</text:span>)<text:span text:style-name="T21">Les collections séquentielles</text:span></text:p>
      <text:p text:style-name="P8"/>
      <text:p text:style-name="P18">Une collection séquentielle permet de ranger <text:s/><text:span text:style-name="T22">des objets dans un ordre arbitraire. On parle de collection indexée lorsqu’on peut accéder à chaque élément par un numéro d’ordre d’index.</text:span></text:p>
      <text:p text:style-name="P19">Le choix d’une implémentation particulière dépend d’un certain nombre de compromis, <text:span text:style-name="T23">comme l’occupation mémoire ou les performances requises pour diverses opérations de base :</text:span></text:p>
      <text:p text:style-name="P19"/>
      <text:p text:style-name="P19">--<text:span text:style-name="T24">Itération, ajout d’un élément ( au début, à la fin, ou à un endroit quelconque de la collection)</text:span></text:p>
      <text:p text:style-name="P19">--<text:span text:style-name="T24">Indexation, suppression, décompte du nombre d’éléments.</text:span></text:p>
      <text:p text:style-name="P19"/>
      <text:p text:style-name="P20">Il existe deux <text:span text:style-name="T25">grand</text:span> types de collections <text:span text:style-name="T25">indexées :</text:span></text:p>
      <text:p text:style-name="P20"><text:span text:style-name="T25">--Les Listes</text:span></text:p>
      <text:p text:style-name="P20"><text:span text:style-name="T25">--Les Tableaux ou Vecteurs</text:span></text:p>
      <text:p text:style-name="P20"/>
      <text:p text:style-name="P21">Un certain nombre de structures de données sont des restrictions de collections séquentielles qui n’autorisent qu’un sous ensemble des opérations de base :</text:p>
      <text:p text:style-name="P21">--<text:span text:style-name="T26">Les Piles</text:span></text:p>
      <text:p text:style-name="P21">--<text:span text:style-name="T26">Les Files</text:span></text:p>
      <text:p text:style-name="P20"><text:tab/></text:p>
      <text:p text:style-name="P9"><text:span text:style-name="T29">6</text:span>)<text:span text:style-name="T28">La collection de données</text:span></text:p>
      <text:p text:style-name="P9"/>
      <text:p text:style-name="P22">Une collection est un regroupement fini de donnée dont le nombre n’est pas fixé à priori.</text:p>
      <text:p text:style-name="P23">Ainsi les collections que l’on utilise en informatique sont des données dynamiques. <text:span text:style-name="T32">Le nombre</text:span> 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2:50:54.066411149</dc:date>
    <meta:editing-duration>PT1H3M1S</meta:editing-duration>
    <meta:editing-cycles>62</meta:editing-cycles>
    <meta:generator>LibreOffice/5.4.5.1$Linux_X86_64 LibreOffice_project/40m0$Build-1</meta:generator>
    <meta:document-statistic meta:table-count="0" meta:image-count="0" meta:object-count="0" meta:page-count="2" meta:paragraph-count="48" meta:word-count="482" meta:character-count="3250" meta:non-whitespace-character-count="2801"/>
  </office:meta>
</office:document-meta>
</file>